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1000004093D0D1CD1.png" manifest:media-type="image/png"/>
  <manifest:file-entry manifest:full-path="Pictures/1000000100000781000004091D9A23EA.png" manifest:media-type="image/png"/>
  <manifest:file-entry manifest:full-path="Pictures/100000010000078100000409E02438A8.png" manifest:media-type="image/png"/>
  <manifest:file-entry manifest:full-path="Pictures/1000000100000781000004094EFA7875.png" manifest:media-type="image/png"/>
  <manifest:file-entry manifest:full-path="Pictures/100000010000078100000409CA8B5D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3965in, 3.6063in, 0.32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161in, 7.6201in, 3.8437in, 2.50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7.503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-0.0043in" svg:y="-0.0063in" svg:width="6.3307in" svg:height="6.8075in" draw:z-index="0"><draw:image xlink:href="Pictures/1000000100000781000004093D0D1CD1.png" xlink:type="simple" xlink:show="embed" xlink:actuate="onLoad" draw:mime-type="image/png"/></draw:frame><draw:frame draw:style-name="fr4" draw:name="Image2" text:anchor-type="char" svg:x="0.8362in" svg:y="6.8736in" svg:width="4.5634in" svg:height="3.6528in" draw:z-index="1"><draw:image xlink:href="Pictures/1000000100000781000004091D9A23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0.0965in" svg:y="0.0874in" svg:width="6.2118in" svg:height="3.3484in" draw:z-index="2"><draw:image xlink:href="Pictures/100000010000078100000409E02438A8.png" xlink:type="simple" xlink:show="embed" xlink:actuate="onLoad" draw:mime-type="image/png"/></draw:frame><draw:frame draw:style-name="fr2" draw:name="Image4" text:anchor-type="char" svg:x="0.0417in" svg:y="3.5457in" svg:width="6.6929in" svg:height="3.5992in" draw:z-index="3"><draw:image xlink:href="Pictures/1000000100000781000004094EFA787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3.5992in" draw:z-index="4"><draw:image xlink:href="Pictures/100000010000078100000409CA8B5DC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21:40:05.944000000</meta:creation-date>
    <dc:date>2024-03-14T22:43:35.291000000</dc:date>
    <meta:editing-duration>PT1H3M26S</meta:editing-duration>
    <meta:editing-cycles>7</meta:editing-cycles>
    <meta:generator>LibreOffice/7.6.4.1$Windows_X86_64 LibreOffice_project/e19e193f88cd6c0525a17fb7a176ed8e6a3e2aa1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